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StateValidator.checkProtection( QItem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Validator.checkCollision( NodeState parentState , Name nodeName , Name nodeTyp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temStateValidator.checkLock( ItemState item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StateValidator.checkProtection( ItemState item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StateValidator.checkRemoveConstraints( ItemState item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StateValidator.checkIsCheckedOut( ItemState item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StateValidator.checkWriteProperty( NodeState parentState , Name propertyName , QPropertyDefinition definition , int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temStateValidator.safeGetJCRPath( ItemState item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Validator.checkSetProperty( PropertyState propState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Validator.ItemStateValidator( ManagerProvider mgrProvider , PathFactory path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temStateValidator.checkIsWritable( NodeState parentState , int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temStateValidator.checkAddProperty( NodeState parentState , Name propertyName , QPropertyDefinition definition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Validator.checkRemoveItem( ItemState targetState , int op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temStateValidator.checkCollision( NodeState parentState , Name propert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temStateValidator.validate( NodeState node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temStateValidator.checkAddNode( NodeState parentState , Name nodeName , Name nodeTypeName , int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